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7aac5" officeooo:paragraph-rsid="0017aac5"/>
    </style:style>
    <style:style style:name="P2" style:family="paragraph" style:parent-style-name="Text_20_body">
      <style:text-properties officeooo:rsid="001854d5" officeooo:paragraph-rsid="001854d5"/>
    </style:style>
    <style:style style:name="P3" style:family="paragraph" style:parent-style-name="Text_20_body">
      <style:text-properties officeooo:rsid="001fb727" officeooo:paragraph-rsid="001854d5"/>
    </style:style>
    <style:style style:name="P4" style:family="paragraph" style:parent-style-name="Text_20_body">
      <style:text-properties officeooo:rsid="001f8eb5" officeooo:paragraph-rsid="001854d5"/>
    </style:style>
    <style:style style:name="P5" style:family="paragraph" style:parent-style-name="Text_20_body">
      <style:text-properties officeooo:paragraph-rsid="001854d5"/>
    </style:style>
    <style:style style:name="P6" style:family="paragraph" style:parent-style-name="Text_20_body">
      <style:text-properties fo:color="#ff3333" officeooo:rsid="001a596e" officeooo:paragraph-rsid="001a596e"/>
    </style:style>
    <style:style style:name="T1" style:family="text">
      <style:text-properties officeooo:rsid="0017aac5"/>
    </style:style>
    <style:style style:name="T2" style:family="text">
      <style:text-properties officeooo:rsid="001f8eb5"/>
    </style:style>
    <style:style style:name="T3" style:family="text">
      <style:text-properties officeooo:rsid="001fb7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</text:p>
      <text:h text:style-name="Heading_20_1" text:outline-level="1">System requirements</text:h>
      <text:p text:style-name="P1">Python 2.7</text:p>
      <text:p text:style-name="P1">Have at least 8 available ports. User can modify port number in file “Config” . Default number are: 35521; 35523; 35525; 35527; 35529; 35531; 35533; 35535.</text:p>
      <text:h text:style-name="Heading_20_1" text:outline-level="1"><text:span text:style-name="T1">N</text:span>ode</text:h>
      <text:p text:style-name="P6">Before input command, please ensure every node has been established.</text:p>
      <text:p text:style-name="P6">This system assume that each key is different. </text:p>
      <text:p text:style-name="P1">Set up node</text:p>
      <text:p text:style-name="P1"><text:tab/>$ python Node.py</text:p>
      <text:p text:style-name="P2">Put operation</text:p>
      <text:p text:style-name="P2"><text:tab/><text:span text:style-name="T2">0 [KEY] [VALUE]<text:tab/><text:tab/>Insert value</text:span></text:p>
      <text:p text:style-name="P2">eg. <text:tab/><text:span text:style-name="T3">0 abc 123<text:tab/><text:tab/><text:tab/>Insert pair that key = 'abc' and value = '123'</text:span></text:p>
      <text:p text:style-name="P2">Get operation</text:p>
      <text:p text:style-name="P2"><text:tab/><text:span text:style-name="T2">1 [KEY]<text:tab/><text:tab/><text:tab/>Get value</text:span></text:p>
      <text:p text:style-name="P3">e.g<text:tab/>1 abc<text:tab/><text:tab/><text:tab/><text:tab/>Get value which key = 'abc'</text:p>
      <text:p text:style-name="P2">Del operation</text:p>
      <text:p text:style-name="P2"><text:tab/><text:span text:style-name="T2">2 [KEY]<text:tab/><text:tab/><text:tab/>Delete value</text:span></text:p>
      <text:p text:style-name="P3">e.g<text:tab/>2 abc<text:tab/><text:tab/><text:tab/><text:tab/>Delete pair which key = 'abc'</text:p>
      <text:p text:style-name="P2">Put operation evaluation</text:p>
      <text:p text:style-name="P2"><text:tab/><text:span text:style-name="T2">test_0 [KEY]<text:tab/><text:tab/><text:tab/>Evaluation_put</text:span></text:p>
      <text:p text:style-name="P3">e.g<text:tab/>test_0 abc<text:tab/><text:tab/><text:tab/>Insert 100000 pairs that key = 'abc0' ~ 'abc99999' and value = key</text:p>
      <text:p text:style-name="P2">Get operation evaluation</text:p>
      <text:p text:style-name="P2"><text:tab/><text:span text:style-name="T2">test_1 [KEY]<text:tab/><text:tab/><text:tab/>Evaluation_get</text:span></text:p>
      <text:p text:style-name="P3">e.g<text:tab/>test_1 abc<text:tab/><text:tab/><text:tab/>Get 100000 values that key = 'abc0' ~ 'abc99999'</text:p>
      <text:p text:style-name="P2">Del operation evaluation</text:p>
      <text:p text:style-name="P4"><text:tab/>test_2 <text:span text:style-name="T3">[</text:span>KEY<text:span text:style-name="T3">]</text:span><text:tab/><text:tab/><text:tab/>Evaluation_del</text:p>
      <text:p text:style-name="P3">e.g<text:tab/>test_2 abc<text:tab/><text:tab/><text:tab/>Delete 100000 pairs that key = 'abc0' ~ 'abc99999'</text:p>
      <text:p text:style-name="P2">Help Document</text:p>
      <text:p text:style-name="P2"><text:soft-page-break/><text:tab/><text:span text:style-name="T2">Node –help<text:tab/><text:tab/><text:tab/>Help document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5cm" fo:margin-right="1.5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9T23:52:16.045103861</dc:date>
    <meta:editing-duration>PT16M36S</meta:editing-duration>
    <meta:editing-cycles>7</meta:editing-cycles>
    <meta:generator>LibreOffice/4.4.2.2$Linux_X86_64 LibreOffice_project/40m0$Build-2</meta:generator>
    <meta:document-statistic meta:table-count="0" meta:image-count="0" meta:object-count="0" meta:page-count="2" meta:paragraph-count="29" meta:word-count="171" meta:character-count="1011" meta:non-whitespace-character-count="832"/>
  </office:meta>
</office:document-meta>
</file>